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TestCase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TestCase.ControlTestCa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TestCase.freeControl( ControlBean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TestCase.instantiateContro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TestCase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TestCase.initializeAsClient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